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top" draw:auto-grow-height="false" fo:wrap-option="wrap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4cm" svg:x="3cm" svg:y="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2cm" svg:height="5cm" svg:x="6cm" svg:y="7cm">
          <text:p text:style-name="P1"><text:span text:style-name="T2">perf_file_att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5cm" svg:height="4.001cm" svg:x="24cm" svg:y="6.999cm">
          <text:p text:style-name="P1"><text:span text:style-name="T2">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4cm" svg:x="12cm" svg:y="1cm">
          <text:p text:style-name="P1"><text:span text:style-name="T2">perf_file_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2cm 5cm)">
          <text:p text:style-name="P1"><text:span text:style-name="T1">magi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cm" draw:transform="rotate (1.5707963267946) translate (13cm 5cm)">
          <text:p text:style-name="P1"><text:span text:style-name="T3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4cm 5cm)">
          <text:p text:style-name="P1"><text:span text:style-name="T1">attr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cm" svg:height="1cm" draw:transform="rotate (1.5707963267946) translate (15cm 5cm)">
          <text:p text:style-name="P1"><text:span text:style-name="T1">att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1cm" draw:transform="rotate (1.5707963267946) translate (16cm 5cm)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cm" svg:height="1cm" draw:transform="rotate (1.5707963267946) translate (17cm 5cm)">
          <text:p text:style-name="P1"><text:span text:style-name="T1">event_typ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8cm 5cm)">
          <text:p text:style-name="P1"><text:span text:style-name="T1">FEAT_BI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cm" svg:height="4cm" svg:x="6cm" svg:y="8cm">
          <text:p text:style-name="P1"><text:span text:style-name="T2">attr:perf_event_att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cm" svg:height="4cm" svg:x="1cm" svg:y="7cm">
          <text:p text:style-name="P1"><text:span text:style-name="T2">perf_trace_event_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3.001cm" svg:x="24cm" svg:y="7.999cm">
          <text:p text:style-name="P1"><text:span text:style-name="T1">perf_event_head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draw:line-skew="-0.25cm" svg:x1="15.5cm" svg:y1="5cm" svg:x2="12cm" svg:y2="7cm" draw:start-shape="id1" draw:start-glue-point="3" draw:end-shape="id2" draw:end-glue-point="0" svg:d="m15500 5000c0 1875-3500 875-3500 2000">
          <text:p/>
        </draw:connector>
        <draw:connector draw:style-name="gr7" draw:text-style-name="P1" draw:layer="layout" draw:type="curve" svg:x1="16.5cm" svg:y1="5cm" svg:x2="27.25cm" svg:y2="6.999cm" draw:start-shape="id3" draw:start-glue-point="3" draw:end-shape="id4" draw:end-glue-point="0" svg:d="m16500 5000c0 2250 5000 1500 5000 1499s5750-253 5750 500">
          <text:p/>
        </draw:connector>
        <draw:connector draw:style-name="gr7" draw:text-style-name="P1" draw:layer="layout" draw:type="curve" draw:line-skew="0cm 1.604cm -0.874cm" svg:x1="17.5cm" svg:y1="5cm" svg:x2="2cm" svg:y2="7cm" draw:start-shape="id5" draw:start-glue-point="3" draw:end-shape="id6" draw:end-glue-point="0" svg:d="m17500 5000c0 2250-5000 1500-5000 1063s-10500-1125-10500 937">
          <text:p/>
        </draw:connector>
        <draw:custom-shape draw:style-name="gr5" draw:text-style-name="P2" draw:layer="layout" svg:width="3cm" svg:height="1cm" draw:transform="rotate (1.5707963267946) translate (6cm 12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7cm 12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cm" svg:height="1cm" draw:transform="rotate (1.5707963267946) translate (8cm 12cm)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9cm 12cm)">
          <text:p text:style-name="P1"><text:span text:style-name="T1">Sample</text:span></text:p>
          <text:p text:style-name="P1"><text:span text:style-name="T1">period/fre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cm" svg:height="1cm" draw:transform="rotate (1.5707963267946) translate (10cm 12cm)">
          <text:p text:style-name="P1"><text:span text:style-name="T1">sample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1cm 12cm)">
          <text:p text:style-name="P1"><text:span text:style-name="T1">read_forma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2cm 12cm)">
          <text:p text:style-name="P1"><text:span text:style-name="T1">!some bits!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3cm 12cm)">
          <text:p text:style-name="P1"><text:span text:style-name="T1">wakeup</text:span></text:p>
          <text:p text:style-name="P1"><text:span text:style-name="T1">events/waterma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4cm 12cm)">
          <text:p text:style-name="P1"><text:span text:style-name="T1">bp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5cm 12cm)">
          <text:p text:style-name="P1"><text:span text:style-name="T1">bp_addr</text:span></text:p>
          <text:p text:style-name="P1"><text:span text:style-name="T1">config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6cm 12cm)">
          <text:p text:style-name="P1"><text:span text:style-name="T1">bp_len</text:span></text:p>
          <text:p text:style-name="P1"><text:span text:style-name="T1">config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3cm" svg:height="1cm" draw:transform="rotate (1.5707963267946) translate (1cm 11cm)">
          <text:p text:style-name="P1"><text:span text:style-name="T1">event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2cm 11cm)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4cm 11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01cm" svg:height="1cm" draw:transform="rotate (1.5707963267946) translate (25cm 11cm)">
          <text:p text:style-name="P1"><text:span text:style-name="T1">mis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6cm 11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5cm" svg:height="3.001cm" svg:x="27cm" svg:y="7.999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4.001cm" svg:x="30.5cm" svg:y="6.999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2cm" svg:height="4cm" svg:x="14cm" svg:y="13cm">
          <text:p text:style-name="P1"><text:span text:style-name="T2">perf_s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3cm" svg:height="1cm" draw:transform="rotate (1.5707963267946) translate (14cm 17cm)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3cm" svg:height="1cm" draw:transform="rotate (1.5707963267946) translate (15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6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7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draw:transform="rotate (1.5707963267946) translate (18cm 17cm)">
          <text:p text:style-name="P1"><text:span text:style-name="T1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cm" svg:height="1cm" draw:transform="rotate (1.5707963267946) translate (19cm 17cm)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draw:transform="rotate (1.5707963267946) translate (20cm 17cm)">
          <text:p text:style-name="P1"><text:span text:style-name="T1">stream_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1cm 17cm)">
          <text:p text:style-name="P1"><text:span text:style-name="T1">peri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22cm 17cm)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20cm" svg:y2="13cm" draw:start-shape="id7" draw:start-glue-point="2" draw:end-shape="id8" draw:end-glue-point="0" svg:d="m28750 11000-8750 2000">
          <text:p text:style-name="P1"><text:span text:style-name="T4">type = PERF_RECORD_SAMPLE</text:span></text:p>
        </draw:connector>
        <draw:custom-shape draw:style-name="gr5" draw:text-style-name="P2" draw:layer="layout" svg:width="3cm" svg:height="1cm" draw:transform="rotate (1.5707963267946) translate (23cm 17cm)">
          <text:p text:style-name="P1"><text:span text:style-name="T1">raw_siz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4cm 17cm)">
          <text:p text:style-name="P1"><text:span text:style-name="T1">raw_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5cm 17cm)">
          <text:p text:style-name="P1"><text:span text:style-name="T1">callchai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1cm" svg:height="4cm" svg:x="17cm" svg:y="8cm">
          <text:p text:style-name="P1"><text:span text:style-name="T2">i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5cm" svg:x="18cm" svg:y="7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cm" svg:height="4cm" svg:x="11cm" svg:y="13cm">
          <text:p text:style-name="P1"><text:span text:style-name="T2">u6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cm" svg:height="1cm" draw:transform="rotate (1.5707963267946) translate (11cm 17cm)">
          <text:p text:style-name="P1"><text:span text:style-name="T1">f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2cm 17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7.5cm" svg:y1="12cm" svg:x2="12cm" svg:y2="13cm" draw:start-shape="id9" draw:start-glue-point="2" draw:end-shape="id10" draw:end-glue-point="0" svg:d="m17500 12000c0 751-2500 501-2500 500s-3000-251-3000 500">
          <text:p/>
        </draw:connector>
        <draw:connector draw:style-name="gr10" draw:text-style-name="P1" draw:layer="layout" draw:type="curve" svg:x1="11.5cm" svg:y1="17cm" svg:x2="19.5cm" svg:y2="17cm" draw:start-shape="id11" draw:start-glue-point="3" draw:end-shape="id12" draw:end-glue-point="3" svg:d="m11500 17000c0 2250 8000 2250 8000 0">
          <text:p/>
        </draw:connector>
        <draw:connector draw:style-name="gr10" draw:text-style-name="P1" draw:layer="layout" draw:type="curve" svg:x1="8.5cm" svg:y1="12cm" svg:x2="1.5cm" svg:y2="11cm" draw:start-shape="id13" draw:start-glue-point="3" draw:end-shape="id14" draw:end-glue-point="3" svg:d="m8500 12000c0 2250-7000 2750-7000-1000">
          <text:p/>
        </draw:connector>
        <draw:connector draw:style-name="gr10" draw:text-style-name="P1" draw:layer="layout" draw:type="curve" svg:x1="10.5cm" svg:y1="12cm" svg:x2="14cm" svg:y2="15cm" draw:start-shape="id15" draw:start-glue-point="3" draw:end-shape="id8" svg:d="m10500 12000c0 2000 1166 3000 3500 3000">
          <text:p/>
        </draw:connector>
        <draw:custom-shape draw:style-name="gr2" draw:text-style-name="P3" xml:id="id16" draw:id="id16" draw:layer="layout" svg:width="5cm" svg:height="4cm" svg:x="27cm" svg:y="13cm">
          <text:p text:style-name="P1"><text:span text:style-name="T2">mmap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3cm" svg:height="1cm" draw:transform="rotate (1.5707963267946) translate (27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cm" svg:height="1cm" draw:transform="rotate (1.5707963267946) translate (28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1.5cm" svg:height="1cm" draw:transform="rotate (1.5707963267946) translate (29cm 17cm)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draw:transform="rotate (1.5707963267946) translate (29cm 15.5cm)">
          <text:p text:style-name="P1"><text:span text:style-name="T1">l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2" draw:id="id22" draw:layer="layout" svg:width="3cm" svg:height="1cm" draw:transform="rotate (1.5707963267946) translate (30cm 17cm)">
          <text:p text:style-name="P1"><text:span text:style-name="T1">pgof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1cm 17cm)">
          <text:p text:style-name="P1"><text:span text:style-name="T1">file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29.5cm" svg:y2="13cm" draw:start-shape="id7" draw:start-glue-point="2" draw:end-shape="id16" draw:end-glue-point="0" svg:d="m28750 11000 750 2000">
          <text:p text:style-name="P1"><text:span text:style-name="T4">type = PERF_RECORD_MMAP</text:span></text:p>
        </draw:connector>
        <draw:custom-shape draw:style-name="gr2" draw:text-style-name="P3" xml:id="id17" draw:id="id17" draw:layer="layout" svg:width="3cm" svg:height="4cm" svg:x="33cm" svg:y="13cm">
          <text:p text:style-name="P1"><text:span text:style-name="T2">comm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3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4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35cm 17cm)">
          <text:p text:style-name="P1"><text:span text:style-name="T1">comm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34.5cm" svg:y2="13cm" draw:start-shape="id7" draw:start-glue-point="2" draw:end-shape="id17" draw:end-glue-point="0" svg:d="m28750 11000 5750 2000">
          <text:p text:style-name="P1"><text:span text:style-name="T4">type = PERF_RECORD_COMM</text:span></text:p>
        </draw:connector>
        <draw:connector draw:style-name="gr10" draw:text-style-name="P1" draw:layer="layout" draw:type="curve" svg:x1="15.5cm" svg:y1="17cm" svg:x2="27.5cm" svg:y2="17cm" draw:start-shape="id18" draw:start-glue-point="3" draw:end-shape="id19" draw:end-glue-point="3" svg:d="m15500 17000c0 2250 12000 2250 12000 0">
          <text:p/>
        </draw:connector>
        <draw:connector draw:style-name="gr10" draw:text-style-name="P1" draw:layer="layout" draw:type="curve" draw:line-skew="0.25cm" svg:x1="14.5cm" svg:y1="17cm" svg:x2="29.5cm" svg:y2="17cm" draw:start-shape="id20" draw:start-glue-point="3" draw:end-shape="id21" draw:end-glue-point="3" svg:d="m14500 17000c0 2625 15000 2625 15000 0">
          <text:p/>
        </draw:connector>
        <draw:custom-shape draw:style-name="gr12" draw:text-style-name="P5" xml:id="id23" draw:id="id23" draw:layer="layout" svg:width="3.5cm" svg:height="1cm" svg:x="29.5cm" svg:y="18cm">
          <text:p text:style-name="P1"><text:span text:style-name="T4">reloc / vmlinux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30.5cm" svg:y1="17cm" svg:x2="31.25cm" svg:y2="18cm" draw:start-shape="id22" draw:start-glue-point="3" draw:end-shape="id23" draw:end-glue-point="0" svg:d="m30500 17000 750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Fässler</meta:initial-creator>
    <meta:creation-date>2011-07-22T11:02:45</meta:creation-date>
    <dc:date>2011-08-01T17:08:15</dc:date>
    <dc:creator>Urs Fässler</dc:creator>
    <meta:editing-duration>PT6H36M34S</meta:editing-duration>
    <meta:editing-cycles>56</meta:editing-cycles>
    <meta:generator>LibreOffice/3.3$Unix LibreOffice_project/330m19$Build-301</meta:generator>
    <meta:document-statistic meta:object-count="75"/>
  </office:meta>
</office:document-meta>
</file>